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Gothic" svg:font-family="'MS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86f616" draw:textarea-vertical-align="middle" draw:auto-grow-height="false" draw:fit-to-size="false" style:shrink-to-fit="false" fo:min-height="0.536cm" fo:min-width="1.98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86f616" draw:textarea-vertical-align="middle" draw:auto-grow-height="false" draw:fit-to-size="false" style:shrink-to-fit="false" fo:min-height="0.536cm" fo:min-width="1.982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6f616" draw:textarea-vertical-align="middle" draw:auto-grow-height="false" draw:fit-to-size="false" style:shrink-to-fit="false" fo:min-height="0.536cm" fo:min-width="1.983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1.846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1.846cm" fo:min-width="5.70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1.846cm" fo:min-width="5.7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2.109cm" fo:min-width="1.15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2.109cm" fo:min-width="0.94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2.109cm" fo:min-width="0.9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663300" draw:stroke-linejoin="miter" draw:fill="none" draw:textarea-vertical-align="top" draw:auto-grow-height="false" fo:min-height="2.109cm" fo:min-width="0.94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26cm" svg:stroke-color="#000000" draw:stroke-linejoin="miter" draw:fill="solid" draw:fill-color="#f9feca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26cm" svg:stroke-color="#000000" draw:stroke-linejoin="miter" draw:fill="solid" draw:fill-color="#f9feca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ff0000" draw:stroke-linejoin="miter" draw:fill="none" draw:textarea-vertical-align="middle" draw:auto-grow-height="false" draw:fit-to-size="false" style:shrink-to-fit="false" fo:min-height="5.394cm" fo:min-width="5.63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="solid" draw:fill-color="#86f616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4" style:family="paragraph">
      <loext:graphic-properties draw:fill="solid" draw:fill-color="#f9fec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MS Gothic" style:font-size-asian="12pt" style:font-style-asian="normal" style:font-weight-asian="bold" style:font-name-complex="MS Gothic" style:font-size-complex="12pt" style:font-style-complex="normal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3">
          <draw:custom-shape draw:name="Rectangle 4" draw:style-name="gr1" draw:text-style-name="P1" draw:layer="layout" svg:width="2.48cm" svg:height="0.785cm" svg:x="7.855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" draw:layer="layout" svg:width="2.481cm" svg:height="0.785cm" svg:x="1.651cm" svg:y="2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" draw:layer="layout" svg:width="2.481cm" svg:height="0.785cm" svg:x="-0.001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" draw:layer="layout" svg:width="2.482cm" svg:height="0.785cm" svg:x="3.099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" draw:text-style-name="P1" draw:layer="layout" svg:width="2.48cm" svg:height="0.785cm" svg:x="7.855cm" svg:y="2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" draw:text-style-name="P1" draw:layer="layout" svg:width="2.481cm" svg:height="0.785cm" svg:x="6.199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2.482cm" svg:height="0.785cm" svg:x="9.302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1" draw:layer="layout" svg:width="2.481cm" svg:height="0.785cm" svg:x="14.054cm" svg:y="2.8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" draw:layer="layout" svg:width="2.481cm" svg:height="0.785cm" svg:x="12.402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" draw:text-style-name="P1" draw:layer="layout" svg:width="2.481cm" svg:height="0.785cm" svg:x="15.501cm" svg:y="6.0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4" draw:style-name="gr4" draw:text-style-name="P2" draw:layer="layout" svg:width="0.003cm" svg:height="2.096cm" svg:x="9.094cm" svg:y="0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15" draw:style-name="gr5" draw:text-style-name="P2" draw:layer="layout" svg:width="6.202cm" svg:height="2.096cm" svg:x="2.891cm" svg:y="0.78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16" draw:style-name="gr6" draw:text-style-name="P2" draw:layer="layout" svg:width="6.203cm" svg:height="2.096cm" svg:x="9.094cm" svg:y="0.7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17" draw:style-name="gr7" draw:text-style-name="P2" draw:layer="layout" svg:width="1.651cm" svg:height="2.359cm" svg:x="1.238cm" svg:y="3.6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18" draw:style-name="gr8" draw:text-style-name="P2" draw:layer="layout" svg:width="1.447cm" svg:height="2.359cm" svg:x="2.894cm" svg:y="3.6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19" draw:style-name="gr7" draw:text-style-name="P2" draw:layer="layout" svg:width="1.651cm" svg:height="2.359cm" svg:x="7.436cm" svg:y="3.6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20" draw:style-name="gr9" draw:text-style-name="P2" draw:layer="layout" svg:width="1.446cm" svg:height="2.359cm" svg:x="9.094cm" svg:y="3.6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1" draw:style-name="gr7" draw:text-style-name="P2" draw:layer="layout" svg:width="1.651cm" svg:height="2.359cm" svg:x="13.64cm" svg:y="3.6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AutoShape 22" draw:style-name="gr10" draw:text-style-name="P2" draw:layer="layout" svg:width="1.445cm" svg:height="2.359cm" svg:x="15.297cm" svg:y="3.66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 Box 23" draw:style-name="gr11" draw:text-style-name="P4" draw:layer="layout" svg:width="4.291cm" svg:height="0.766cm" svg:x="10.554cm" svg:y="0.09cm">
          <text:p text:style-name="P3"><text:span text:style-name="T1">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4" draw:layer="layout" svg:width="4.903cm" svg:height="2.287cm" svg:x="18.297cm" svg:y="1.9cm">
          <text:p text:style-name="P3"><text:span text:style-name="T1">/products/index.html</text:span></text:p>
          <text:p text:style-name="P3"><text:span text:style-name="T1">/products/images/product1.jpg</text:span></text:p>
          <text:p text:style-name="P3"><text:span text:style-name="T1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3" draw:text-style-name="P5" draw:layer="layout" svg:width="6.13cm" svg:height="5.643cm" svg:x="12.057cm" svg:y="1.5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6" draw:layer="layout" svg:x1="0cm" svg:y1="8.2cm" svg:x2="18.6cm" svg:y2="8.2cm">
          <text:p/>
        </draw:line>
        <draw:line draw:style-name="gr14" draw:text-style-name="P6" draw:layer="layout" svg:x1="23.5cm" svg:y1="0.1cm" svg:x2="23.5cm" svg:y2="8.3cm">
          <text:p/>
        </draw:line>
        <draw:frame draw:style-name="gr15" draw:text-style-name="P8" draw:layer="layout" svg:width="2.2cm" svg:height="0.806cm" svg:x="7.8cm" svg:y="7.494cm">
          <draw:text-box>
            <text:p text:style-name="P7"><text:span text:style-name="T2">breadth</text:span></text:p>
          </draw:text-box>
        </draw:frame>
        <draw:frame draw:style-name="gr16" draw:text-style-name="P8" draw:layer="layout" svg:width="1.8cm" svg:height="0.806cm" svg:x="21.9cm" svg:y="5.394cm">
          <draw:text-box>
            <text:p text:style-name="P7"><text:span text:style-name="T2">dep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S Gothic" svg:font-family="'MS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4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3:08:00.038760070</meta:creation-date>
    <dc:date>2018-11-20T13:55:39.570495787</dc:date>
    <meta:editing-duration>PT6M42S</meta:editing-duration>
    <meta:editing-cycles>2</meta:editing-cycles>
    <meta:generator>LibreOffice/6.0.6.2$Linux_X86_64 LibreOffice_project/00m0$Build-2</meta:generator>
    <meta:document-statistic meta:object-count="27"/>
  </office:meta>
</office:document-meta>
</file>